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rsid="0036038a" officeooo:paragraph-rsid="0036038a" style:font-weight-asian="bold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5">Orden de Pago</text:span>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0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LIQUIDACIONES</text:p>
          </table:table-cell>
          <table:table-cell table:style-name="Tabla3.A1" office:value-type="string">
            <text:p text:style-name="P12">CONTADURIA GRAL</text:p>
          </table:table-cell>
          <table:table-cell table:style-name="Tabla3.A1" office:value-type="string">
            <text:p text:style-name="P12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13T17:53:58.699276621</dc:date>
    <meta:editing-duration>PT1H21M8S</meta:editing-duration>
    <meta:editing-cycles>31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5" meta:word-count="70" meta:character-count="778" meta:non-whitespace-character-count="73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